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7f6" officeooo:paragraph-rsid="001577f6"/>
    </style:style>
    <style:style style:name="P2" style:family="paragraph" style:parent-style-name="Preformatted_20_Text">
      <style:text-properties fo:color="#000000" style:font-name="DejaVu Sans Mono" fo:font-size="9pt" officeooo:rsid="001577f6" officeooo:paragraph-rsid="001577f6"/>
    </style:style>
    <style:style style:name="P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bel showed more similar result (and better) compared to scipy implementation of gaussian filter. All the sobel results should be submitted.</text:p>
      <text:p text:style-name="P1"/>
      <text:p text:style-name="P2">Upper_thresh = <text:span text:style-name="T1">255</text:span></text:p>
      <text:p text:style-name="P3">Lower_thresh = <text:span text:style-name="T1">50</text:span></text:p>
      <text:p text:style-name="P1">For non maximum suppression, did not use interpolation. Arranged the angle so that all the neighboring 8 pixels can be calculated directly. OpenCV possibly uses an interpolation method for better suppres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6:02:15.993324930</meta:creation-date>
    <meta:generator>LibreOffice/6.0.7.3$Linux_X86_64 LibreOffice_project/00m0$Build-3</meta:generator>
    <dc:date>2019-03-18T16:06:00.126947349</dc:date>
    <meta:editing-duration>PT3M48S</meta:editing-duration>
    <meta:editing-cycles>1</meta:editing-cycles>
    <meta:document-statistic meta:table-count="0" meta:image-count="0" meta:object-count="0" meta:page-count="1" meta:paragraph-count="4" meta:word-count="58" meta:character-count="384" meta:non-whitespace-character-count="330"/>
  </office:meta>
</office:document-meta>
</file>